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0:</text:p>
          </table:table-cell>
          <table:table-cell office:value-type="float" office:value="0.450159990012226">
            <text:p>0.45</text:p>
          </table:table-cell>
          <table:table-cell office:value-type="string">
            <text:p>LifeDiff:</text:p>
          </table:table-cell>
          <table:table-cell office:value-type="float" office:value="62.4680398218574">
            <text:p>62.47</text:p>
          </table:table-cell>
          <table:table-cell office:value-type="string">
            <text:p>Best:</text:p>
          </table:table-cell>
          <table:table-cell office:value-type="float" office:value="31.6099037489803">
            <text:p>31.61</text:p>
          </table:table-cell>
          <table:table-cell office:value-type="float" office:value="31.61">
            <text:p>31.61</text:p>
          </table:table-cell>
          <table:table-cell office:value-type="float" office:value="1">
            <text:p>1</text:p>
          </table:table-cell>
          <table:table-cell>
            <draw:frame table:end-cell-address="Sheet1.R17" table:end-x="0.0433in" table:end-y="0.0524in" draw:z-index="0" draw:style-name="gr1" svg:width="8.0228in" svg:height="2.7504in" svg:x="0.0217in" svg:y="0.1354in">
              <draw:object draw:notify-on-update-of-ranges="Sheet1.F1:Sheet1.F91 Sheet1.G1:Sheet1.G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1:</text:p>
          </table:table-cell>
          <table:table-cell office:value-type="float" office:value="0.516234221785662">
            <text:p>0.52</text:p>
          </table:table-cell>
          <table:table-cell office:value-type="string">
            <text:p>LifeDiff:</text:p>
          </table:table-cell>
          <table:table-cell office:value-type="float" office:value="54.2289368029149">
            <text:p>54.23</text:p>
          </table:table-cell>
          <table:table-cell office:value-type="string">
            <text:p>Best:</text:p>
          </table:table-cell>
          <table:table-cell office:value-type="float" office:value="28.5052256725766">
            <text:p>28.51</text:p>
          </table:table-cell>
          <table:table-cell office:value-type="float" office:value="28.52">
            <text:p>28.5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2:</text:p>
          </table:table-cell>
          <table:table-cell office:value-type="float" office:value="0.612398609762609">
            <text:p>0.61</text:p>
          </table:table-cell>
          <table:table-cell office:value-type="string">
            <text:p>LifeDiff:</text:p>
          </table:table-cell>
          <table:table-cell office:value-type="float" office:value="45.6820058826299">
            <text:p>45.68</text:p>
          </table:table-cell>
          <table:table-cell office:value-type="string">
            <text:p>Best:</text:p>
          </table:table-cell>
          <table:table-cell office:value-type="float" office:value="22.3097229779848">
            <text:p>22.31</text:p>
          </table:table-cell>
          <table:table-cell office:value-type="float" office:value="22.31">
            <text:p>22.3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3:</text:p>
          </table:table-cell>
          <table:table-cell office:value-type="float" office:value="0.465654633073554">
            <text:p>0.47</text:p>
          </table:table-cell>
          <table:table-cell office:value-type="string">
            <text:p>LifeDiff:</text:p>
          </table:table-cell>
          <table:table-cell office:value-type="float" office:value="66.3399570297962">
            <text:p>66.34</text:p>
          </table:table-cell>
          <table:table-cell office:value-type="string">
            <text:p>Best:</text:p>
          </table:table-cell>
          <table:table-cell office:value-type="float" office:value="21.8631992913971">
            <text:p>21.86</text:p>
          </table:table-cell>
          <table:table-cell office:value-type="float" office:value="22.715">
            <text:p>22.7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4:</text:p>
          </table:table-cell>
          <table:table-cell office:value-type="float" office:value="0.470906943150268">
            <text:p>0.47</text:p>
          </table:table-cell>
          <table:table-cell office:value-type="string">
            <text:p>LifeDiff:</text:p>
          </table:table-cell>
          <table:table-cell office:value-type="float" office:value="60.4441036680437">
            <text:p>60.44</text:p>
          </table:table-cell>
          <table:table-cell office:value-type="string">
            <text:p>Best:</text:p>
          </table:table-cell>
          <table:table-cell office:value-type="float" office:value="23.5671116490947">
            <text:p>23.57</text:p>
          </table:table-cell>
          <table:table-cell office:value-type="float" office:value="22.715">
            <text:p>22.7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5:</text:p>
          </table:table-cell>
          <table:table-cell office:value-type="float" office:value="0.738169588383933">
            <text:p>0.74</text:p>
          </table:table-cell>
          <table:table-cell office:value-type="string">
            <text:p>LifeDiff:</text:p>
          </table:table-cell>
          <table:table-cell office:value-type="float" office:value="34.7314445474838">
            <text:p>34.73</text:p>
          </table:table-cell>
          <table:table-cell office:value-type="string">
            <text:p>Best:</text:p>
          </table:table-cell>
          <table:table-cell office:value-type="float" office:value="21.8321361456255">
            <text:p>21.83</text:p>
          </table:table-cell>
          <table:table-cell office:value-type="float" office:value="21.83">
            <text:p>21.8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6:</text:p>
          </table:table-cell>
          <table:table-cell office:value-type="float" office:value="0.609967195319796">
            <text:p>0.61</text:p>
          </table:table-cell>
          <table:table-cell office:value-type="string">
            <text:p>LifeDiff:</text:p>
          </table:table-cell>
          <table:table-cell office:value-type="float" office:value="43.3888706630208">
            <text:p>43.39</text:p>
          </table:table-cell>
          <table:table-cell office:value-type="string">
            <text:p>Best:</text:p>
          </table:table-cell>
          <table:table-cell office:value-type="float" office:value="20.92787646036">
            <text:p>20.93</text:p>
          </table:table-cell>
          <table:table-cell office:value-type="float" office:value="22.11">
            <text:p>22.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7:</text:p>
          </table:table-cell>
          <table:table-cell office:value-type="float" office:value="0.426304198354092">
            <text:p>0.43</text:p>
          </table:table-cell>
          <table:table-cell office:value-type="string">
            <text:p>LifeDiff:</text:p>
          </table:table-cell>
          <table:table-cell office:value-type="float" office:value="72.3270234716438">
            <text:p>72.33</text:p>
          </table:table-cell>
          <table:table-cell office:value-type="string">
            <text:p>Best:</text:p>
          </table:table-cell>
          <table:table-cell office:value-type="float" office:value="22.0885720341713">
            <text:p>22.09</text:p>
          </table:table-cell>
          <table:table-cell office:value-type="float" office:value="22.11">
            <text:p>22.1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8:</text:p>
          </table:table-cell>
          <table:table-cell office:value-type="float" office:value="0.399129457258778">
            <text:p>0.4</text:p>
          </table:table-cell>
          <table:table-cell office:value-type="string">
            <text:p>LifeDiff:</text:p>
          </table:table-cell>
          <table:table-cell office:value-type="float" office:value="77.5423692810252">
            <text:p>77.54</text:p>
          </table:table-cell>
          <table:table-cell office:value-type="string">
            <text:p>Best:</text:p>
          </table:table-cell>
          <table:table-cell office:value-type="float" office:value="22.6798137549885">
            <text:p>22.68</text:p>
          </table:table-cell>
          <table:table-cell office:value-type="float" office:value="22.11">
            <text:p>22.11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string">
            <text:p>9:</text:p>
          </table:table-cell>
          <table:table-cell office:value-type="float" office:value="0.471885506770431">
            <text:p>0.47</text:p>
          </table:table-cell>
          <table:table-cell office:value-type="string">
            <text:p>LifeDiff:</text:p>
          </table:table-cell>
          <table:table-cell office:value-type="float" office:value="59.2686538026096">
            <text:p>59.27</text:p>
          </table:table-cell>
          <table:table-cell office:value-type="string">
            <text:p>Best:</text:p>
          </table:table-cell>
          <table:table-cell office:value-type="float" office:value="22.7406980987962">
            <text:p>22.74</text:p>
          </table:table-cell>
          <table:table-cell office:value-type="float" office:value="22.11">
            <text:p>22.1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10:</text:p>
          </table:table-cell>
          <table:table-cell office:value-type="float" office:value="0.524406327488394">
            <text:p>0.52</text:p>
          </table:table-cell>
          <table:table-cell office:value-type="string">
            <text:p>LifeDiff:</text:p>
          </table:table-cell>
          <table:table-cell office:value-type="float" office:value="52.9467905560402">
            <text:p>52.95</text:p>
          </table:table-cell>
          <table:table-cell office:value-type="string">
            <text:p>Best:</text:p>
          </table:table-cell>
          <table:table-cell office:value-type="float" office:value="20.776800575317">
            <text:p>20.78</text:p>
          </table:table-cell>
          <table:table-cell office:value-type="float" office:value="20.87">
            <text:p>20.87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11:</text:p>
          </table:table-cell>
          <table:table-cell office:value-type="float" office:value="0.480301388805477">
            <text:p>0.48</text:p>
          </table:table-cell>
          <table:table-cell office:value-type="string">
            <text:p>LifeDiff:</text:p>
          </table:table-cell>
          <table:table-cell office:value-type="float" office:value="63.238182190219">
            <text:p>63.24</text:p>
          </table:table-cell>
          <table:table-cell office:value-type="string">
            <text:p>Best:</text:p>
          </table:table-cell>
          <table:table-cell office:value-type="float" office:value="20.3220884788419">
            <text:p>20.32</text:p>
          </table:table-cell>
          <table:table-cell office:value-type="float" office:value="21.77">
            <text:p>21.7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12:</text:p>
          </table:table-cell>
          <table:table-cell office:value-type="float" office:value="0.523357103073166">
            <text:p>0.52</text:p>
          </table:table-cell>
          <table:table-cell office:value-type="string">
            <text:p>LifeDiff:</text:p>
          </table:table-cell>
          <table:table-cell office:value-type="float" office:value="51.4918053742469">
            <text:p>51.49</text:p>
          </table:table-cell>
          <table:table-cell office:value-type="string">
            <text:p>Best:</text:p>
          </table:table-cell>
          <table:table-cell office:value-type="float" office:value="22.0315981158963">
            <text:p>22.03</text:p>
          </table:table-cell>
          <table:table-cell office:value-type="float" office:value="21.77">
            <text:p>21.7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13:</text:p>
          </table:table-cell>
          <table:table-cell office:value-type="float" office:value="0.428881962199855">
            <text:p>0.43</text:p>
          </table:table-cell>
          <table:table-cell office:value-type="string">
            <text:p>LifeDiff:</text:p>
          </table:table-cell>
          <table:table-cell office:value-type="float" office:value="82.0096199853772">
            <text:p>82.01</text:p>
          </table:table-cell>
          <table:table-cell office:value-type="string">
            <text:p>Best:</text:p>
          </table:table-cell>
          <table:table-cell office:value-type="float" office:value="21.7461585657491">
            <text:p>21.75</text:p>
          </table:table-cell>
          <table:table-cell office:value-type="float" office:value="21.77">
            <text:p>21.7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14:</text:p>
          </table:table-cell>
          <table:table-cell office:value-type="float" office:value="0.604528379525819">
            <text:p>0.6</text:p>
          </table:table-cell>
          <table:table-cell office:value-type="string">
            <text:p>LifeDiff:</text:p>
          </table:table-cell>
          <table:table-cell office:value-type="float" office:value="43.8884300002497">
            <text:p>43.89</text:p>
          </table:table-cell>
          <table:table-cell office:value-type="string">
            <text:p>Best:</text:p>
          </table:table-cell>
          <table:table-cell office:value-type="float" office:value="21.6966856295033">
            <text:p>21.7</text:p>
          </table:table-cell>
          <table:table-cell office:value-type="float" office:value="21.77">
            <text:p>21.77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15:</text:p>
          </table:table-cell>
          <table:table-cell office:value-type="float" office:value="0.447519505991422">
            <text:p>0.45</text:p>
          </table:table-cell>
          <table:table-cell office:value-type="string">
            <text:p>LifeDiff:</text:p>
          </table:table-cell>
          <table:table-cell office:value-type="float" office:value="66.6424020384132">
            <text:p>66.64</text:p>
          </table:table-cell>
          <table:table-cell office:value-type="string">
            <text:p>Best:</text:p>
          </table:table-cell>
          <table:table-cell office:value-type="float" office:value="20.6343629523446">
            <text:p>20.63</text:p>
          </table:table-cell>
          <table:table-cell office:value-type="float" office:value="21.77">
            <text:p>21.77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16:</text:p>
          </table:table-cell>
          <table:table-cell office:value-type="float" office:value="0.464563509603346">
            <text:p>0.46</text:p>
          </table:table-cell>
          <table:table-cell office:value-type="string">
            <text:p>LifeDiff:</text:p>
          </table:table-cell>
          <table:table-cell office:value-type="float" office:value="62.1102111283166">
            <text:p>62.11</text:p>
          </table:table-cell>
          <table:table-cell office:value-type="string">
            <text:p>Best:</text:p>
          </table:table-cell>
          <table:table-cell office:value-type="float" office:value="20.7244439157326">
            <text:p>20.72</text:p>
          </table:table-cell>
          <table:table-cell office:value-type="float" office:value="21.77">
            <text:p>21.77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17:</text:p>
          </table:table-cell>
          <table:table-cell office:value-type="float" office:value="0.636158872737307">
            <text:p>0.64</text:p>
          </table:table-cell>
          <table:table-cell office:value-type="string">
            <text:p>LifeDiff:</text:p>
          </table:table-cell>
          <table:table-cell office:value-type="float" office:value="41.4347105302908">
            <text:p>41.43</text:p>
          </table:table-cell>
          <table:table-cell office:value-type="string">
            <text:p>Best:</text:p>
          </table:table-cell>
          <table:table-cell office:value-type="float" office:value="21.2848329609147">
            <text:p>21.28</text:p>
          </table:table-cell>
          <table:table-cell office:value-type="float" office:value="21.77">
            <text:p>21.77</text:p>
          </table:table-cell>
          <table:table-cell office:value-type="float" office:value="18">
            <text:p>18</text:p>
          </table:table-cell>
          <table:table-cell/>
          <table:table-cell table:formula="of:=CORREL([.G1:.G91];[.H1:.H91])" office:value-type="float" office:value="-0.904248149551556">
            <text:p>-0.9</text:p>
          </table:table-cell>
        </table:table-row>
        <table:table-row table:style-name="ro1">
          <table:table-cell office:value-type="string">
            <text:p>18:</text:p>
          </table:table-cell>
          <table:table-cell office:value-type="float" office:value="0.573523238785617">
            <text:p>0.57</text:p>
          </table:table-cell>
          <table:table-cell office:value-type="string">
            <text:p>LifeDiff:</text:p>
          </table:table-cell>
          <table:table-cell office:value-type="float" office:value="47.5166515966109">
            <text:p>47.52</text:p>
          </table:table-cell>
          <table:table-cell office:value-type="string">
            <text:p>Best:</text:p>
          </table:table-cell>
          <table:table-cell office:value-type="float" office:value="20.8841169249092">
            <text:p>20.88</text:p>
          </table:table-cell>
          <table:table-cell office:value-type="float" office:value="21.77">
            <text:p>21.7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19:</text:p>
          </table:table-cell>
          <table:table-cell office:value-type="float" office:value="0.510864370297753">
            <text:p>0.51</text:p>
          </table:table-cell>
          <table:table-cell office:value-type="string">
            <text:p>LifeDiff:</text:p>
          </table:table-cell>
          <table:table-cell office:value-type="float" office:value="56.0679580935626">
            <text:p>56.07</text:p>
          </table:table-cell>
          <table:table-cell office:value-type="string">
            <text:p>Best:</text:p>
          </table:table-cell>
          <table:table-cell office:value-type="float" office:value="21.1700216368998">
            <text:p>21.17</text:p>
          </table:table-cell>
          <table:table-cell office:value-type="float" office:value="21.77">
            <text:p>21.77</text:p>
          </table:table-cell>
          <table:table-cell office:value-type="float" office:value="20">
            <text:p>20</text:p>
            <draw:frame table:end-cell-address="Sheet1.Q35" table:end-x="0.4878in" table:end-y="0.1043in" draw:z-index="1" draw:style-name="gr1" svg:width="8.3047in" svg:height="2.7504in" svg:x="0.1846in" svg:y="0.0106in">
              <draw:object draw:notify-on-update-of-ranges="Sheet1.G1:Sheet1.G9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20:</text:p>
          </table:table-cell>
          <table:table-cell office:value-type="float" office:value="0.506799408916118">
            <text:p>0.51</text:p>
          </table:table-cell>
          <table:table-cell office:value-type="string">
            <text:p>LifeDiff:</text:p>
          </table:table-cell>
          <table:table-cell office:value-type="float" office:value="56.0414615575332">
            <text:p>56.04</text:p>
          </table:table-cell>
          <table:table-cell office:value-type="string">
            <text:p>Best:</text:p>
          </table:table-cell>
          <table:table-cell office:value-type="float" office:value="20.9023270055013">
            <text:p>20.9</text:p>
          </table:table-cell>
          <table:table-cell office:value-type="float" office:value="21.77">
            <text:p>21.7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21:</text:p>
          </table:table-cell>
          <table:table-cell office:value-type="float" office:value="0.469675896275629">
            <text:p>0.47</text:p>
          </table:table-cell>
          <table:table-cell office:value-type="string">
            <text:p>LifeDiff:</text:p>
          </table:table-cell>
          <table:table-cell office:value-type="float" office:value="62.9013753976197">
            <text:p>62.9</text:p>
          </table:table-cell>
          <table:table-cell office:value-type="string">
            <text:p>Best:</text:p>
          </table:table-cell>
          <table:table-cell office:value-type="float" office:value="20.3647755046894">
            <text:p>20.36</text:p>
          </table:table-cell>
          <table:table-cell office:value-type="float" office:value="21.77">
            <text:p>21.77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22:</text:p>
          </table:table-cell>
          <table:table-cell office:value-type="float" office:value="0.554188112336362">
            <text:p>0.55</text:p>
          </table:table-cell>
          <table:table-cell office:value-type="string">
            <text:p>LifeDiff:</text:p>
          </table:table-cell>
          <table:table-cell office:value-type="float" office:value="49.7270993352677">
            <text:p>49.73</text:p>
          </table:table-cell>
          <table:table-cell office:value-type="string">
            <text:p>Best:</text:p>
          </table:table-cell>
          <table:table-cell office:value-type="float" office:value="21.2864175918876">
            <text:p>21.29</text:p>
          </table:table-cell>
          <table:table-cell office:value-type="float" office:value="21.77">
            <text:p>21.7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23:</text:p>
          </table:table-cell>
          <table:table-cell office:value-type="float" office:value="0.493319479826435">
            <text:p>0.49</text:p>
          </table:table-cell>
          <table:table-cell office:value-type="string">
            <text:p>LifeDiff:</text:p>
          </table:table-cell>
          <table:table-cell office:value-type="float" office:value="59.5530517443262">
            <text:p>59.55</text:p>
          </table:table-cell>
          <table:table-cell office:value-type="string">
            <text:p>Best:</text:p>
          </table:table-cell>
          <table:table-cell office:value-type="float" office:value="20.8099018858364">
            <text:p>20.81</text:p>
          </table:table-cell>
          <table:table-cell office:value-type="float" office:value="21.77">
            <text:p>21.7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24:</text:p>
          </table:table-cell>
          <table:table-cell office:value-type="float" office:value="0.485476426148765">
            <text:p>0.49</text:p>
          </table:table-cell>
          <table:table-cell office:value-type="string">
            <text:p>LifeDiff:</text:p>
          </table:table-cell>
          <table:table-cell office:value-type="float" office:value="57.1787018419799">
            <text:p>57.18</text:p>
          </table:table-cell>
          <table:table-cell office:value-type="string">
            <text:p>Best:</text:p>
          </table:table-cell>
          <table:table-cell office:value-type="float" office:value="24.0185153029855">
            <text:p>24.02</text:p>
          </table:table-cell>
          <table:table-cell office:value-type="float" office:value="21.77">
            <text:p>21.77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25:</text:p>
          </table:table-cell>
          <table:table-cell office:value-type="float" office:value="0.497547546502912">
            <text:p>0.5</text:p>
          </table:table-cell>
          <table:table-cell office:value-type="string">
            <text:p>LifeDiff:</text:p>
          </table:table-cell>
          <table:table-cell office:value-type="float" office:value="56.1515645351817">
            <text:p>56.15</text:p>
          </table:table-cell>
          <table:table-cell office:value-type="string">
            <text:p>Best:</text:p>
          </table:table-cell>
          <table:table-cell office:value-type="float" office:value="20.8756143807174">
            <text:p>20.88</text:p>
          </table:table-cell>
          <table:table-cell office:value-type="float" office:value="21.77">
            <text:p>21.7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26:</text:p>
          </table:table-cell>
          <table:table-cell office:value-type="float" office:value="0.470523865053189">
            <text:p>0.47</text:p>
          </table:table-cell>
          <table:table-cell office:value-type="string">
            <text:p>LifeDiff:</text:p>
          </table:table-cell>
          <table:table-cell office:value-type="float" office:value="60.7589060293495">
            <text:p>60.76</text:p>
          </table:table-cell>
          <table:table-cell office:value-type="string">
            <text:p>Best:</text:p>
          </table:table-cell>
          <table:table-cell office:value-type="float" office:value="22.555060287104">
            <text:p>22.56</text:p>
          </table:table-cell>
          <table:table-cell office:value-type="float" office:value="21.77">
            <text:p>21.77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27:</text:p>
          </table:table-cell>
          <table:table-cell office:value-type="float" office:value="0.724048349562">
            <text:p>0.72</text:p>
          </table:table-cell>
          <table:table-cell office:value-type="string">
            <text:p>LifeDiff:</text:p>
          </table:table-cell>
          <table:table-cell office:value-type="float" office:value="35.3137758279586">
            <text:p>35.31</text:p>
          </table:table-cell>
          <table:table-cell office:value-type="string">
            <text:p>Best:</text:p>
          </table:table-cell>
          <table:table-cell office:value-type="float" office:value="22.8785091482551">
            <text:p>22.88</text:p>
          </table:table-cell>
          <table:table-cell office:value-type="float" office:value="21.77">
            <text:p>21.77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28:</text:p>
          </table:table-cell>
          <table:table-cell office:value-type="float" office:value="0.469803058953146">
            <text:p>0.47</text:p>
          </table:table-cell>
          <table:table-cell office:value-type="string">
            <text:p>LifeDiff:</text:p>
          </table:table-cell>
          <table:table-cell office:value-type="float" office:value="58.9269931243193">
            <text:p>58.93</text:p>
          </table:table-cell>
          <table:table-cell office:value-type="string">
            <text:p>Best:</text:p>
          </table:table-cell>
          <table:table-cell office:value-type="float" office:value="22.1077605070834">
            <text:p>22.11</text:p>
          </table:table-cell>
          <table:table-cell office:value-type="float" office:value="21.77">
            <text:p>21.7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29:</text:p>
          </table:table-cell>
          <table:table-cell office:value-type="float" office:value="0.556417077644815">
            <text:p>0.56</text:p>
          </table:table-cell>
          <table:table-cell office:value-type="string">
            <text:p>LifeDiff:</text:p>
          </table:table-cell>
          <table:table-cell office:value-type="float" office:value="49.6503548900209">
            <text:p>49.65</text:p>
          </table:table-cell>
          <table:table-cell office:value-type="string">
            <text:p>Best:</text:p>
          </table:table-cell>
          <table:table-cell office:value-type="float" office:value="23.2147518419739">
            <text:p>23.21</text:p>
          </table:table-cell>
          <table:table-cell office:value-type="float" office:value="21.77">
            <text:p>21.77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30:</text:p>
          </table:table-cell>
          <table:table-cell office:value-type="float" office:value="0.569472605914825">
            <text:p>0.57</text:p>
          </table:table-cell>
          <table:table-cell office:value-type="string">
            <text:p>LifeDiff:</text:p>
          </table:table-cell>
          <table:table-cell office:value-type="float" office:value="47.6589019870737">
            <text:p>47.66</text:p>
          </table:table-cell>
          <table:table-cell office:value-type="string">
            <text:p>Best:</text:p>
          </table:table-cell>
          <table:table-cell office:value-type="float" office:value="23.1481978114809">
            <text:p>23.15</text:p>
          </table:table-cell>
          <table:table-cell office:value-type="float" office:value="21.77">
            <text:p>21.77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string">
            <text:p>31:</text:p>
          </table:table-cell>
          <table:table-cell office:value-type="float" office:value="0.593937898955992">
            <text:p>0.59</text:p>
          </table:table-cell>
          <table:table-cell office:value-type="string">
            <text:p>LifeDiff:</text:p>
          </table:table-cell>
          <table:table-cell office:value-type="float" office:value="44.4989778767169">
            <text:p>44.5</text:p>
          </table:table-cell>
          <table:table-cell office:value-type="string">
            <text:p>Best:</text:p>
          </table:table-cell>
          <table:table-cell office:value-type="float" office:value="21.3276976451528">
            <text:p>21.33</text:p>
          </table:table-cell>
          <table:table-cell office:value-type="float" office:value="21.77">
            <text:p>21.77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string">
            <text:p>32:</text:p>
          </table:table-cell>
          <table:table-cell office:value-type="float" office:value="0.648456775465769">
            <text:p>0.65</text:p>
          </table:table-cell>
          <table:table-cell office:value-type="string">
            <text:p>LifeDiff:</text:p>
          </table:table-cell>
          <table:table-cell office:value-type="float" office:value="40.1094214039056">
            <text:p>40.11</text:p>
          </table:table-cell>
          <table:table-cell office:value-type="string">
            <text:p>Best:</text:p>
          </table:table-cell>
          <table:table-cell office:value-type="float" office:value="23.5653140719296">
            <text:p>23.57</text:p>
          </table:table-cell>
          <table:table-cell office:value-type="float" office:value="21.77">
            <text:p>21.77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33:</text:p>
          </table:table-cell>
          <table:table-cell office:value-type="float" office:value="0.45314077941039">
            <text:p>0.45</text:p>
          </table:table-cell>
          <table:table-cell office:value-type="string">
            <text:p>LifeDiff:</text:p>
          </table:table-cell>
          <table:table-cell office:value-type="float" office:value="65.5892057617426">
            <text:p>65.59</text:p>
          </table:table-cell>
          <table:table-cell office:value-type="string">
            <text:p>Best:</text:p>
          </table:table-cell>
          <table:table-cell office:value-type="float" office:value="22.1191253611352">
            <text:p>22.12</text:p>
          </table:table-cell>
          <table:table-cell office:value-type="float" office:value="21.77">
            <text:p>21.7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34:</text:p>
          </table:table-cell>
          <table:table-cell office:value-type="float" office:value="0.385246403362246">
            <text:p>0.39</text:p>
          </table:table-cell>
          <table:table-cell office:value-type="string">
            <text:p>LifeDiff:</text:p>
          </table:table-cell>
          <table:table-cell office:value-type="float" office:value="82.6003280086518">
            <text:p>82.6</text:p>
          </table:table-cell>
          <table:table-cell office:value-type="string">
            <text:p>Best:</text:p>
          </table:table-cell>
          <table:table-cell office:value-type="float" office:value="22.9261890478311">
            <text:p>22.93</text:p>
          </table:table-cell>
          <table:table-cell office:value-type="float" office:value="21.77">
            <text:p>21.7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35:</text:p>
          </table:table-cell>
          <table:table-cell office:value-type="float" office:value="0.440478132711288">
            <text:p>0.44</text:p>
          </table:table-cell>
          <table:table-cell office:value-type="string">
            <text:p>LifeDiff:</text:p>
          </table:table-cell>
          <table:table-cell office:value-type="float" office:value="71.4212714613824">
            <text:p>71.42</text:p>
          </table:table-cell>
          <table:table-cell office:value-type="string">
            <text:p>Best:</text:p>
          </table:table-cell>
          <table:table-cell office:value-type="float" office:value="20.3143515153963">
            <text:p>20.31</text:p>
          </table:table-cell>
          <table:table-cell office:value-type="float" office:value="22.03">
            <text:p>22.0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36:</text:p>
          </table:table-cell>
          <table:table-cell office:value-type="float" office:value="0.476205905727237">
            <text:p>0.48</text:p>
          </table:table-cell>
          <table:table-cell office:value-type="string">
            <text:p>LifeDiff:</text:p>
          </table:table-cell>
          <table:table-cell office:value-type="float" office:value="60.7181045417992">
            <text:p>60.72</text:p>
          </table:table-cell>
          <table:table-cell office:value-type="string">
            <text:p>Best:</text:p>
          </table:table-cell>
          <table:table-cell office:value-type="float" office:value="22.9234926403521">
            <text:p>22.92</text:p>
          </table:table-cell>
          <table:table-cell office:value-type="float" office:value="22.03">
            <text:p>22.0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37:</text:p>
          </table:table-cell>
          <table:table-cell office:value-type="float" office:value="0.477566875649718">
            <text:p>0.48</text:p>
          </table:table-cell>
          <table:table-cell office:value-type="string">
            <text:p>LifeDiff:</text:p>
          </table:table-cell>
          <table:table-cell office:value-type="float" office:value="66.2043094023921">
            <text:p>66.2</text:p>
          </table:table-cell>
          <table:table-cell office:value-type="string">
            <text:p>Best:</text:p>
          </table:table-cell>
          <table:table-cell office:value-type="float" office:value="22.7906993107171">
            <text:p>22.79</text:p>
          </table:table-cell>
          <table:table-cell office:value-type="float" office:value="22.03">
            <text:p>22.03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string">
            <text:p>38:</text:p>
          </table:table-cell>
          <table:table-cell office:value-type="float" office:value="0.448561274292241">
            <text:p>0.45</text:p>
          </table:table-cell>
          <table:table-cell office:value-type="string">
            <text:p>LifeDiff:</text:p>
          </table:table-cell>
          <table:table-cell office:value-type="float" office:value="67.5780056428421">
            <text:p>67.58</text:p>
          </table:table-cell>
          <table:table-cell office:value-type="string">
            <text:p>Best:</text:p>
          </table:table-cell>
          <table:table-cell office:value-type="float" office:value="21.7354520926591">
            <text:p>21.74</text:p>
          </table:table-cell>
          <table:table-cell office:value-type="float" office:value="22.03">
            <text:p>22.03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39:</text:p>
          </table:table-cell>
          <table:table-cell office:value-type="float" office:value="0.580340035830383">
            <text:p>0.58</text:p>
          </table:table-cell>
          <table:table-cell office:value-type="string">
            <text:p>LifeDiff:</text:p>
          </table:table-cell>
          <table:table-cell office:value-type="float" office:value="49.8875489865622">
            <text:p>49.89</text:p>
          </table:table-cell>
          <table:table-cell office:value-type="string">
            <text:p>Best:</text:p>
          </table:table-cell>
          <table:table-cell office:value-type="float" office:value="22.4040598590742">
            <text:p>22.4</text:p>
          </table:table-cell>
          <table:table-cell office:value-type="float" office:value="22.03">
            <text:p>22.0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40:</text:p>
          </table:table-cell>
          <table:table-cell office:value-type="float" office:value="1.16312635822612">
            <text:p>1.16</text:p>
          </table:table-cell>
          <table:table-cell office:value-type="string">
            <text:p>LifeDiff:</text:p>
          </table:table-cell>
          <table:table-cell office:value-type="float" office:value="21.8826384212517">
            <text:p>21.88</text:p>
          </table:table-cell>
          <table:table-cell office:value-type="string">
            <text:p>Best:</text:p>
          </table:table-cell>
          <table:table-cell office:value-type="float" office:value="17.6229944031825">
            <text:p>17.62</text:p>
          </table:table-cell>
          <table:table-cell office:value-type="float" office:value="18.9">
            <text:p>18.9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string">
            <text:p>41:</text:p>
          </table:table-cell>
          <table:table-cell office:value-type="float" office:value="0.548013725347281">
            <text:p>0.55</text:p>
          </table:table-cell>
          <table:table-cell office:value-type="string">
            <text:p>LifeDiff:</text:p>
          </table:table-cell>
          <table:table-cell office:value-type="float" office:value="54.1593507432331">
            <text:p>54.16</text:p>
          </table:table-cell>
          <table:table-cell office:value-type="string">
            <text:p>Best:</text:p>
          </table:table-cell>
          <table:table-cell office:value-type="float" office:value="20.1810558437724">
            <text:p>20.18</text:p>
          </table:table-cell>
          <table:table-cell office:value-type="float" office:value="18.9">
            <text:p>18.9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string">
            <text:p>42:</text:p>
          </table:table-cell>
          <table:table-cell office:value-type="float" office:value="0.57915167883284">
            <text:p>0.58</text:p>
          </table:table-cell>
          <table:table-cell office:value-type="string">
            <text:p>LifeDiff:</text:p>
          </table:table-cell>
          <table:table-cell office:value-type="float" office:value="53.1996337998206">
            <text:p>53.2</text:p>
          </table:table-cell>
          <table:table-cell office:value-type="string">
            <text:p>Best:</text:p>
          </table:table-cell>
          <table:table-cell office:value-type="float" office:value="17.2251642896823">
            <text:p>17.23</text:p>
          </table:table-cell>
          <table:table-cell office:value-type="float" office:value="18.29">
            <text:p>18.29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43:</text:p>
          </table:table-cell>
          <table:table-cell office:value-type="float" office:value="0.602751747184022">
            <text:p>0.6</text:p>
          </table:table-cell>
          <table:table-cell office:value-type="string">
            <text:p>LifeDiff:</text:p>
          </table:table-cell>
          <table:table-cell office:value-type="float" office:value="47.4676331682486">
            <text:p>47.47</text:p>
          </table:table-cell>
          <table:table-cell office:value-type="string">
            <text:p>Best:</text:p>
          </table:table-cell>
          <table:table-cell office:value-type="float" office:value="18.6945006790884">
            <text:p>18.69</text:p>
          </table:table-cell>
          <table:table-cell office:value-type="float" office:value="18.29">
            <text:p>18.29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string">
            <text:p>44:</text:p>
          </table:table-cell>
          <table:table-cell office:value-type="float" office:value="0.467991820727533">
            <text:p>0.47</text:p>
          </table:table-cell>
          <table:table-cell office:value-type="string">
            <text:p>LifeDiff:</text:p>
          </table:table-cell>
          <table:table-cell office:value-type="float" office:value="74.0542139324346">
            <text:p>74.05</text:p>
          </table:table-cell>
          <table:table-cell office:value-type="string">
            <text:p>Best:</text:p>
          </table:table-cell>
          <table:table-cell office:value-type="float" office:value="19.6184233742575">
            <text:p>19.62</text:p>
          </table:table-cell>
          <table:table-cell office:value-type="float" office:value="18.29">
            <text:p>18.29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45:</text:p>
          </table:table-cell>
          <table:table-cell office:value-type="float" office:value="0.462628008044721">
            <text:p>0.46</text:p>
          </table:table-cell>
          <table:table-cell office:value-type="string">
            <text:p>LifeDiff:</text:p>
          </table:table-cell>
          <table:table-cell office:value-type="float" office:value="75.4426299323957">
            <text:p>75.44</text:p>
          </table:table-cell>
          <table:table-cell office:value-type="string">
            <text:p>Best:</text:p>
          </table:table-cell>
          <table:table-cell office:value-type="float" office:value="17.4534304393687">
            <text:p>17.45</text:p>
          </table:table-cell>
          <table:table-cell office:value-type="float" office:value="18.29">
            <text:p>18.29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46:</text:p>
          </table:table-cell>
          <table:table-cell office:value-type="float" office:value="0.541422833240803">
            <text:p>0.54</text:p>
          </table:table-cell>
          <table:table-cell office:value-type="string">
            <text:p>LifeDiff:</text:p>
          </table:table-cell>
          <table:table-cell office:value-type="float" office:value="60.6731743091902">
            <text:p>60.67</text:p>
          </table:table-cell>
          <table:table-cell office:value-type="string">
            <text:p>Best:</text:p>
          </table:table-cell>
          <table:table-cell office:value-type="float" office:value="18.440537338724">
            <text:p>18.44</text:p>
          </table:table-cell>
          <table:table-cell office:value-type="float" office:value="18.29">
            <text:p>18.29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47:</text:p>
          </table:table-cell>
          <table:table-cell office:value-type="float" office:value="0.546586379599615">
            <text:p>0.55</text:p>
          </table:table-cell>
          <table:table-cell office:value-type="string">
            <text:p>LifeDiff:</text:p>
          </table:table-cell>
          <table:table-cell office:value-type="float" office:value="59.3061201927124">
            <text:p>59.31</text:p>
          </table:table-cell>
          <table:table-cell office:value-type="string">
            <text:p>Best:</text:p>
          </table:table-cell>
          <table:table-cell office:value-type="float" office:value="15.5203110354672">
            <text:p>15.52</text:p>
          </table:table-cell>
          <table:table-cell office:value-type="float" office:value="15.52">
            <text:p>15.5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48:</text:p>
          </table:table-cell>
          <table:table-cell office:value-type="float" office:value="0.664486950526338">
            <text:p>0.66</text:p>
          </table:table-cell>
          <table:table-cell office:value-type="string">
            <text:p>LifeDiff:</text:p>
          </table:table-cell>
          <table:table-cell office:value-type="float" office:value="43.5188765867417">
            <text:p>43.52</text:p>
          </table:table-cell>
          <table:table-cell office:value-type="string">
            <text:p>Best:</text:p>
          </table:table-cell>
          <table:table-cell office:value-type="float" office:value="15.5145277582745">
            <text:p>15.51</text:p>
          </table:table-cell>
          <table:table-cell office:value-type="float" office:value="16.76">
            <text:p>16.76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string">
            <text:p>49:</text:p>
          </table:table-cell>
          <table:table-cell office:value-type="float" office:value="0.472883189758266">
            <text:p>0.47</text:p>
          </table:table-cell>
          <table:table-cell office:value-type="string">
            <text:p>LifeDiff:</text:p>
          </table:table-cell>
          <table:table-cell office:value-type="float" office:value="71.2959496022578">
            <text:p>71.3</text:p>
          </table:table-cell>
          <table:table-cell office:value-type="string">
            <text:p>Best:</text:p>
          </table:table-cell>
          <table:table-cell office:value-type="float" office:value="17.9965685857257">
            <text:p>18</text:p>
          </table:table-cell>
          <table:table-cell office:value-type="float" office:value="16.76">
            <text:p>16.76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50:</text:p>
          </table:table-cell>
          <table:table-cell office:value-type="float" office:value="0.514011207483929">
            <text:p>0.51</text:p>
          </table:table-cell>
          <table:table-cell office:value-type="string">
            <text:p>LifeDiff:</text:p>
          </table:table-cell>
          <table:table-cell office:value-type="float" office:value="63.8985660966107">
            <text:p>63.9</text:p>
          </table:table-cell>
          <table:table-cell office:value-type="string">
            <text:p>Best:</text:p>
          </table:table-cell>
          <table:table-cell office:value-type="float" office:value="14.3704482630387">
            <text:p>14.37</text:p>
          </table:table-cell>
          <table:table-cell office:value-type="float" office:value="18.12">
            <text:p>18.12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string">
            <text:p>51:</text:p>
          </table:table-cell>
          <table:table-cell office:value-type="float" office:value="0.532338206988436">
            <text:p>0.53</text:p>
          </table:table-cell>
          <table:table-cell office:value-type="string">
            <text:p>LifeDiff:</text:p>
          </table:table-cell>
          <table:table-cell office:value-type="float" office:value="55.5461172371554">
            <text:p>55.55</text:p>
          </table:table-cell>
          <table:table-cell office:value-type="string">
            <text:p>Best:</text:p>
          </table:table-cell>
          <table:table-cell office:value-type="float" office:value="21.4589682957315">
            <text:p>21.46</text:p>
          </table:table-cell>
          <table:table-cell office:value-type="float" office:value="18.12">
            <text:p>18.12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52:</text:p>
          </table:table-cell>
          <table:table-cell office:value-type="float" office:value="0.526309653039499">
            <text:p>0.53</text:p>
          </table:table-cell>
          <table:table-cell office:value-type="string">
            <text:p>LifeDiff:</text:p>
          </table:table-cell>
          <table:table-cell office:value-type="float" office:value="64.6691985398886">
            <text:p>64.67</text:p>
          </table:table-cell>
          <table:table-cell office:value-type="string">
            <text:p>Best:</text:p>
          </table:table-cell>
          <table:table-cell office:value-type="float" office:value="16.9536948651852">
            <text:p>16.95</text:p>
          </table:table-cell>
          <table:table-cell office:value-type="float" office:value="18.12">
            <text:p>18.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string">
            <text:p>53:</text:p>
          </table:table-cell>
          <table:table-cell office:value-type="float" office:value="0.636400730818116">
            <text:p>0.64</text:p>
          </table:table-cell>
          <table:table-cell office:value-type="string">
            <text:p>LifeDiff:</text:p>
          </table:table-cell>
          <table:table-cell office:value-type="float" office:value="44.2932774224729">
            <text:p>44.29</text:p>
          </table:table-cell>
          <table:table-cell office:value-type="string">
            <text:p>Best:</text:p>
          </table:table-cell>
          <table:table-cell office:value-type="float" office:value="19.1890883246395">
            <text:p>19.19</text:p>
          </table:table-cell>
          <table:table-cell office:value-type="float" office:value="18.12">
            <text:p>18.1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54:</text:p>
          </table:table-cell>
          <table:table-cell office:value-type="float" office:value="0.482707826939694">
            <text:p>0.48</text:p>
          </table:table-cell>
          <table:table-cell office:value-type="string">
            <text:p>LifeDiff:</text:p>
          </table:table-cell>
          <table:table-cell office:value-type="float" office:value="76.7171597014681">
            <text:p>76.72</text:p>
          </table:table-cell>
          <table:table-cell office:value-type="string">
            <text:p>Best:</text:p>
          </table:table-cell>
          <table:table-cell office:value-type="float" office:value="17.74733112809">
            <text:p>17.75</text:p>
          </table:table-cell>
          <table:table-cell office:value-type="float" office:value="18.12">
            <text:p>18.12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55:</text:p>
          </table:table-cell>
          <table:table-cell office:value-type="float" office:value="0.507727729522027">
            <text:p>0.51</text:p>
          </table:table-cell>
          <table:table-cell office:value-type="string">
            <text:p>LifeDiff:</text:p>
          </table:table-cell>
          <table:table-cell office:value-type="float" office:value="73.5892703439467">
            <text:p>73.59</text:p>
          </table:table-cell>
          <table:table-cell office:value-type="string">
            <text:p>Best:</text:p>
          </table:table-cell>
          <table:table-cell office:value-type="float" office:value="16.1177779428158">
            <text:p>16.12</text:p>
          </table:table-cell>
          <table:table-cell office:value-type="float" office:value="18.12">
            <text:p>18.1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string">
            <text:p>56:</text:p>
          </table:table-cell>
          <table:table-cell office:value-type="float" office:value="0.529756486762796">
            <text:p>0.53</text:p>
          </table:table-cell>
          <table:table-cell office:value-type="string">
            <text:p>LifeDiff:</text:p>
          </table:table-cell>
          <table:table-cell office:value-type="float" office:value="57.3529433228843">
            <text:p>57.35</text:p>
          </table:table-cell>
          <table:table-cell office:value-type="string">
            <text:p>Best:</text:p>
          </table:table-cell>
          <table:table-cell office:value-type="float" office:value="19.8141348940756">
            <text:p>19.81</text:p>
          </table:table-cell>
          <table:table-cell office:value-type="float" office:value="18.12">
            <text:p>18.12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string">
            <text:p>57:</text:p>
          </table:table-cell>
          <table:table-cell office:value-type="float" office:value="0.580527546535217">
            <text:p>0.58</text:p>
          </table:table-cell>
          <table:table-cell office:value-type="string">
            <text:p>LifeDiff:</text:p>
          </table:table-cell>
          <table:table-cell office:value-type="float" office:value="51.2137960424987">
            <text:p>51.21</text:p>
          </table:table-cell>
          <table:table-cell office:value-type="string">
            <text:p>Best:</text:p>
          </table:table-cell>
          <table:table-cell office:value-type="float" office:value="19.1517698482254">
            <text:p>19.15</text:p>
          </table:table-cell>
          <table:table-cell office:value-type="float" office:value="18.12">
            <text:p>18.12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string">
            <text:p>58:</text:p>
          </table:table-cell>
          <table:table-cell office:value-type="float" office:value="0.456748301836435">
            <text:p>0.46</text:p>
          </table:table-cell>
          <table:table-cell office:value-type="string">
            <text:p>LifeDiff:</text:p>
          </table:table-cell>
          <table:table-cell office:value-type="float" office:value="78.4470706318977">
            <text:p>78.45</text:p>
          </table:table-cell>
          <table:table-cell office:value-type="string">
            <text:p>Best:</text:p>
          </table:table-cell>
          <table:table-cell office:value-type="float" office:value="19.2420506748146">
            <text:p>19.24</text:p>
          </table:table-cell>
          <table:table-cell office:value-type="float" office:value="18.12">
            <text:p>18.1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59:</text:p>
          </table:table-cell>
          <table:table-cell office:value-type="float" office:value="0.499181447944388">
            <text:p>0.5</text:p>
          </table:table-cell>
          <table:table-cell office:value-type="string">
            <text:p>LifeDiff:</text:p>
          </table:table-cell>
          <table:table-cell office:value-type="float" office:value="66.067018384344">
            <text:p>66.07</text:p>
          </table:table-cell>
          <table:table-cell office:value-type="string">
            <text:p>Best:</text:p>
          </table:table-cell>
          <table:table-cell office:value-type="float" office:value="19.2476171979822">
            <text:p>19.25</text:p>
          </table:table-cell>
          <table:table-cell office:value-type="float" office:value="18.12">
            <text:p>18.1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60:</text:p>
          </table:table-cell>
          <table:table-cell office:value-type="float" office:value="0.601683573289656">
            <text:p>0.6</text:p>
          </table:table-cell>
          <table:table-cell office:value-type="string">
            <text:p>LifeDiff:</text:p>
          </table:table-cell>
          <table:table-cell office:value-type="float" office:value="52.498469842825">
            <text:p>52.5</text:p>
          </table:table-cell>
          <table:table-cell office:value-type="string">
            <text:p>Best:</text:p>
          </table:table-cell>
          <table:table-cell office:value-type="float" office:value="16.1986654293621">
            <text:p>16.2</text:p>
          </table:table-cell>
          <table:table-cell office:value-type="float" office:value="18.12">
            <text:p>18.1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string">
            <text:p>61:</text:p>
          </table:table-cell>
          <table:table-cell office:value-type="float" office:value="0.504807241243746">
            <text:p>0.5</text:p>
          </table:table-cell>
          <table:table-cell office:value-type="string">
            <text:p>LifeDiff:</text:p>
          </table:table-cell>
          <table:table-cell office:value-type="float" office:value="62.1366981137164">
            <text:p>62.14</text:p>
          </table:table-cell>
          <table:table-cell office:value-type="string">
            <text:p>Best:</text:p>
          </table:table-cell>
          <table:table-cell office:value-type="float" office:value="18.7122529271603">
            <text:p>18.71</text:p>
          </table:table-cell>
          <table:table-cell office:value-type="float" office:value="18.12">
            <text:p>18.1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string">
            <text:p>62:</text:p>
          </table:table-cell>
          <table:table-cell office:value-type="float" office:value="0.612648539130523">
            <text:p>0.61</text:p>
          </table:table-cell>
          <table:table-cell office:value-type="string">
            <text:p>LifeDiff:</text:p>
          </table:table-cell>
          <table:table-cell office:value-type="float" office:value="47.6867373898717">
            <text:p>47.69</text:p>
          </table:table-cell>
          <table:table-cell office:value-type="string">
            <text:p>Best:</text:p>
          </table:table-cell>
          <table:table-cell office:value-type="float" office:value="17.9697387185047">
            <text:p>17.97</text:p>
          </table:table-cell>
          <table:table-cell office:value-type="float" office:value="18.12">
            <text:p>18.1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63:</text:p>
          </table:table-cell>
          <table:table-cell office:value-type="float" office:value="0.523807007538507">
            <text:p>0.52</text:p>
          </table:table-cell>
          <table:table-cell office:value-type="string">
            <text:p>LifeDiff:</text:p>
          </table:table-cell>
          <table:table-cell office:value-type="float" office:value="65.8346665625627">
            <text:p>65.83</text:p>
          </table:table-cell>
          <table:table-cell office:value-type="string">
            <text:p>Best:</text:p>
          </table:table-cell>
          <table:table-cell office:value-type="float" office:value="15.6871128451782">
            <text:p>15.69</text:p>
          </table:table-cell>
          <table:table-cell office:value-type="float" office:value="18.12">
            <text:p>18.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64:</text:p>
          </table:table-cell>
          <table:table-cell office:value-type="float" office:value="0.548836252935914">
            <text:p>0.55</text:p>
          </table:table-cell>
          <table:table-cell office:value-type="string">
            <text:p>LifeDiff:</text:p>
          </table:table-cell>
          <table:table-cell office:value-type="float" office:value="57.2107811812351">
            <text:p>57.21</text:p>
          </table:table-cell>
          <table:table-cell office:value-type="string">
            <text:p>Best:</text:p>
          </table:table-cell>
          <table:table-cell office:value-type="float" office:value="16.3822239053695">
            <text:p>16.38</text:p>
          </table:table-cell>
          <table:table-cell office:value-type="float" office:value="18.12">
            <text:p>18.12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string">
            <text:p>65:</text:p>
          </table:table-cell>
          <table:table-cell office:value-type="float" office:value="0.576071724200115">
            <text:p>0.58</text:p>
          </table:table-cell>
          <table:table-cell office:value-type="string">
            <text:p>LifeDiff:</text:p>
          </table:table-cell>
          <table:table-cell office:value-type="float" office:value="50.509071044201">
            <text:p>50.51</text:p>
          </table:table-cell>
          <table:table-cell office:value-type="string">
            <text:p>Best:</text:p>
          </table:table-cell>
          <table:table-cell office:value-type="float" office:value="17.7697177548847">
            <text:p>17.77</text:p>
          </table:table-cell>
          <table:table-cell office:value-type="float" office:value="18.12">
            <text:p>18.1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66:</text:p>
          </table:table-cell>
          <table:table-cell office:value-type="float" office:value="0.512560083976955">
            <text:p>0.51</text:p>
          </table:table-cell>
          <table:table-cell office:value-type="string">
            <text:p>LifeDiff:</text:p>
          </table:table-cell>
          <table:table-cell office:value-type="float" office:value="60.7196247599442">
            <text:p>60.72</text:p>
          </table:table-cell>
          <table:table-cell office:value-type="string">
            <text:p>Best:</text:p>
          </table:table-cell>
          <table:table-cell office:value-type="float" office:value="19.5401462461501">
            <text:p>19.54</text:p>
          </table:table-cell>
          <table:table-cell office:value-type="float" office:value="18.12">
            <text:p>18.12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67:</text:p>
          </table:table-cell>
          <table:table-cell office:value-type="float" office:value="0.511263011509046">
            <text:p>0.51</text:p>
          </table:table-cell>
          <table:table-cell office:value-type="string">
            <text:p>LifeDiff:</text:p>
          </table:table-cell>
          <table:table-cell office:value-type="float" office:value="64.7289305459366">
            <text:p>64.73</text:p>
          </table:table-cell>
          <table:table-cell office:value-type="string">
            <text:p>Best:</text:p>
          </table:table-cell>
          <table:table-cell office:value-type="float" office:value="19.0922570870872">
            <text:p>19.09</text:p>
          </table:table-cell>
          <table:table-cell office:value-type="float" office:value="18.12">
            <text:p>18.12</text:p>
          </table:table-cell>
          <table:table-cell office:value-type="float" office:value="68">
            <text:p>68</text:p>
          </table:table-cell>
          <table:table-cell/>
          <table:table-cell table:formula="of:=AVERAGE([.F86:.F91])" office:value-type="float" office:value="10.7779665536962">
            <text:p>10.78</text:p>
          </table:table-cell>
        </table:table-row>
        <table:table-row table:style-name="ro1">
          <table:table-cell office:value-type="string">
            <text:p>68:</text:p>
          </table:table-cell>
          <table:table-cell office:value-type="float" office:value="0.483542430793644">
            <text:p>0.48</text:p>
          </table:table-cell>
          <table:table-cell office:value-type="string">
            <text:p>LifeDiff:</text:p>
          </table:table-cell>
          <table:table-cell office:value-type="float" office:value="67.7811604733782">
            <text:p>67.78</text:p>
          </table:table-cell>
          <table:table-cell office:value-type="string">
            <text:p>Best:</text:p>
          </table:table-cell>
          <table:table-cell office:value-type="float" office:value="19.7031546030891">
            <text:p>19.7</text:p>
          </table:table-cell>
          <table:table-cell office:value-type="float" office:value="18.12">
            <text:p>18.1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string">
            <text:p>69:</text:p>
          </table:table-cell>
          <table:table-cell office:value-type="float" office:value="1.86529508614527">
            <text:p>1.87</text:p>
          </table:table-cell>
          <table:table-cell office:value-type="string">
            <text:p>LifeDiff:</text:p>
          </table:table-cell>
          <table:table-cell office:value-type="float" office:value="14.1859273305402">
            <text:p>14.19</text:p>
          </table:table-cell>
          <table:table-cell office:value-type="string">
            <text:p>Best:</text:p>
          </table:table-cell>
          <table:table-cell office:value-type="float" office:value="9.7075106544564">
            <text:p>9.71</text:p>
          </table:table-cell>
          <table:table-cell office:value-type="float" office:value="10.94">
            <text:p>10.94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70:</text:p>
          </table:table-cell>
          <table:table-cell office:value-type="float" office:value="0.71344481563043">
            <text:p>0.71</text:p>
          </table:table-cell>
          <table:table-cell office:value-type="string">
            <text:p>LifeDiff:</text:p>
          </table:table-cell>
          <table:table-cell office:value-type="float" office:value="51.453437904286">
            <text:p>51.45</text:p>
          </table:table-cell>
          <table:table-cell office:value-type="string">
            <text:p>Best:</text:p>
          </table:table-cell>
          <table:table-cell office:value-type="float" office:value="11.8209172267484">
            <text:p>11.82</text:p>
          </table:table-cell>
          <table:table-cell office:value-type="float" office:value="10.94">
            <text:p>10.94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71:</text:p>
          </table:table-cell>
          <table:table-cell office:value-type="float" office:value="0.718170431596304">
            <text:p>0.72</text:p>
          </table:table-cell>
          <table:table-cell office:value-type="string">
            <text:p>LifeDiff:</text:p>
          </table:table-cell>
          <table:table-cell office:value-type="float" office:value="53.7662596757932">
            <text:p>53.77</text:p>
          </table:table-cell>
          <table:table-cell office:value-type="string">
            <text:p>Best:</text:p>
          </table:table-cell>
          <table:table-cell office:value-type="float" office:value="10.5537804278541">
            <text:p>10.55</text:p>
          </table:table-cell>
          <table:table-cell office:value-type="float" office:value="10.94">
            <text:p>10.94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72:</text:p>
          </table:table-cell>
          <table:table-cell office:value-type="float" office:value="0.854171499657541">
            <text:p>0.85</text:p>
          </table:table-cell>
          <table:table-cell office:value-type="string">
            <text:p>LifeDiff:</text:p>
          </table:table-cell>
          <table:table-cell office:value-type="float" office:value="39.4176623305781">
            <text:p>39.42</text:p>
          </table:table-cell>
          <table:table-cell office:value-type="string">
            <text:p>Best:</text:p>
          </table:table-cell>
          <table:table-cell office:value-type="float" office:value="10.5849064601459">
            <text:p>10.58</text:p>
          </table:table-cell>
          <table:table-cell office:value-type="float" office:value="10.94">
            <text:p>10.94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string">
            <text:p>73:</text:p>
          </table:table-cell>
          <table:table-cell office:value-type="float" office:value="0.912962327914405">
            <text:p>0.91</text:p>
          </table:table-cell>
          <table:table-cell office:value-type="string">
            <text:p>LifeDiff:</text:p>
          </table:table-cell>
          <table:table-cell office:value-type="float" office:value="33.3797689973758">
            <text:p>33.38</text:p>
          </table:table-cell>
          <table:table-cell office:value-type="string">
            <text:p>Best:</text:p>
          </table:table-cell>
          <table:table-cell office:value-type="float" office:value="10.7191312909667">
            <text:p>10.72</text:p>
          </table:table-cell>
          <table:table-cell office:value-type="float" office:value="10.94">
            <text:p>10.94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string">
            <text:p>74:</text:p>
          </table:table-cell>
          <table:table-cell office:value-type="float" office:value="0.649246062879129">
            <text:p>0.65</text:p>
          </table:table-cell>
          <table:table-cell office:value-type="string">
            <text:p>LifeDiff:</text:p>
          </table:table-cell>
          <table:table-cell office:value-type="float" office:value="71.90062537268">
            <text:p>71.9</text:p>
          </table:table-cell>
          <table:table-cell office:value-type="string">
            <text:p>Best:</text:p>
          </table:table-cell>
          <table:table-cell office:value-type="float" office:value="10.3136684137389">
            <text:p>10.31</text:p>
          </table:table-cell>
          <table:table-cell office:value-type="float" office:value="10.94">
            <text:p>10.9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75:</text:p>
          </table:table-cell>
          <table:table-cell office:value-type="float" office:value="0.639508972135026">
            <text:p>0.64</text:p>
          </table:table-cell>
          <table:table-cell office:value-type="string">
            <text:p>LifeDiff:</text:p>
          </table:table-cell>
          <table:table-cell office:value-type="float" office:value="62.1003136728696">
            <text:p>62.1</text:p>
          </table:table-cell>
          <table:table-cell office:value-type="string">
            <text:p>Best:</text:p>
          </table:table-cell>
          <table:table-cell office:value-type="float" office:value="12.4841879700526">
            <text:p>12.48</text:p>
          </table:table-cell>
          <table:table-cell office:value-type="float" office:value="10.94">
            <text:p>10.94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string">
            <text:p>76:</text:p>
          </table:table-cell>
          <table:table-cell office:value-type="float" office:value="0.859942729953217">
            <text:p>0.86</text:p>
          </table:table-cell>
          <table:table-cell office:value-type="string">
            <text:p>LifeDiff:</text:p>
          </table:table-cell>
          <table:table-cell office:value-type="float" office:value="38.6846610019216">
            <text:p>38.68</text:p>
          </table:table-cell>
          <table:table-cell office:value-type="string">
            <text:p>Best:</text:p>
          </table:table-cell>
          <table:table-cell office:value-type="float" office:value="10.1541234154218">
            <text:p>10.15</text:p>
          </table:table-cell>
          <table:table-cell office:value-type="float" office:value="10.94">
            <text:p>10.9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string">
            <text:p>77:</text:p>
          </table:table-cell>
          <table:table-cell office:value-type="float" office:value="0.619357782004781">
            <text:p>0.62</text:p>
          </table:table-cell>
          <table:table-cell office:value-type="string">
            <text:p>LifeDiff:</text:p>
          </table:table-cell>
          <table:table-cell office:value-type="float" office:value="75.6467420912938">
            <text:p>75.65</text:p>
          </table:table-cell>
          <table:table-cell office:value-type="string">
            <text:p>Best:</text:p>
          </table:table-cell>
          <table:table-cell office:value-type="float" office:value="11.2314287395705">
            <text:p>11.23</text:p>
          </table:table-cell>
          <table:table-cell office:value-type="float" office:value="10.94">
            <text:p>10.94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78:</text:p>
          </table:table-cell>
          <table:table-cell office:value-type="float" office:value="0.680316461733849">
            <text:p>0.68</text:p>
          </table:table-cell>
          <table:table-cell office:value-type="string">
            <text:p>LifeDiff:</text:p>
          </table:table-cell>
          <table:table-cell office:value-type="float" office:value="58.1612364632722">
            <text:p>58.16</text:p>
          </table:table-cell>
          <table:table-cell office:value-type="string">
            <text:p>Best:</text:p>
          </table:table-cell>
          <table:table-cell office:value-type="float" office:value="11.1847412328439">
            <text:p>11.18</text:p>
          </table:table-cell>
          <table:table-cell office:value-type="float" office:value="10.94">
            <text:p>10.94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string">
            <text:p>79:</text:p>
          </table:table-cell>
          <table:table-cell office:value-type="float" office:value="0.658612679930567">
            <text:p>0.66</text:p>
          </table:table-cell>
          <table:table-cell office:value-type="string">
            <text:p>LifeDiff:</text:p>
          </table:table-cell>
          <table:table-cell office:value-type="float" office:value="64.5685172556679">
            <text:p>64.57</text:p>
          </table:table-cell>
          <table:table-cell office:value-type="string">
            <text:p>Best:</text:p>
          </table:table-cell>
          <table:table-cell office:value-type="float" office:value="10.2884285789558">
            <text:p>10.29</text:p>
          </table:table-cell>
          <table:table-cell office:value-type="float" office:value="10.94">
            <text:p>10.94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80:</text:p>
          </table:table-cell>
          <table:table-cell office:value-type="float" office:value="0.697470659425762">
            <text:p>0.7</text:p>
          </table:table-cell>
          <table:table-cell office:value-type="string">
            <text:p>LifeDiff:</text:p>
          </table:table-cell>
          <table:table-cell office:value-type="float" office:value="53.6904348094107">
            <text:p>53.69</text:p>
          </table:table-cell>
          <table:table-cell office:value-type="string">
            <text:p>Best:</text:p>
          </table:table-cell>
          <table:table-cell office:value-type="float" office:value="11.7919360642075">
            <text:p>11.79</text:p>
          </table:table-cell>
          <table:table-cell office:value-type="float" office:value="10.94">
            <text:p>10.94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string">
            <text:p>81:</text:p>
          </table:table-cell>
          <table:table-cell office:value-type="float" office:value="0.781062702738007">
            <text:p>0.78</text:p>
          </table:table-cell>
          <table:table-cell office:value-type="string">
            <text:p>LifeDiff:</text:p>
          </table:table-cell>
          <table:table-cell office:value-type="float" office:value="47.9998865828099">
            <text:p>48</text:p>
          </table:table-cell>
          <table:table-cell office:value-type="string">
            <text:p>Best:</text:p>
          </table:table-cell>
          <table:table-cell office:value-type="float" office:value="9.92595457612652">
            <text:p>9.93</text:p>
          </table:table-cell>
          <table:table-cell office:value-type="float" office:value="10.94">
            <text:p>10.94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string">
            <text:p>82:</text:p>
          </table:table-cell>
          <table:table-cell office:value-type="float" office:value="0.875206688402275">
            <text:p>0.88</text:p>
          </table:table-cell>
          <table:table-cell office:value-type="string">
            <text:p>LifeDiff:</text:p>
          </table:table-cell>
          <table:table-cell office:value-type="float" office:value="33.9819914494806">
            <text:p>33.98</text:p>
          </table:table-cell>
          <table:table-cell office:value-type="string">
            <text:p>Best:</text:p>
          </table:table-cell>
          <table:table-cell office:value-type="float" office:value="12.8456694900211">
            <text:p>12.85</text:p>
          </table:table-cell>
          <table:table-cell office:value-type="float" office:value="10.94">
            <text:p>10.94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83:</text:p>
          </table:table-cell>
          <table:table-cell office:value-type="float" office:value="1.0523759399206">
            <text:p>1.05</text:p>
          </table:table-cell>
          <table:table-cell office:value-type="string">
            <text:p>LifeDiff:</text:p>
          </table:table-cell>
          <table:table-cell office:value-type="float" office:value="27.7733786188507">
            <text:p>27.77</text:p>
          </table:table-cell>
          <table:table-cell office:value-type="string">
            <text:p>Best:</text:p>
          </table:table-cell>
          <table:table-cell office:value-type="float" office:value="11.1231339490543">
            <text:p>11.12</text:p>
          </table:table-cell>
          <table:table-cell office:value-type="float" office:value="10.94">
            <text:p>10.94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>
          <table:table-cell office:value-type="string">
            <text:p>84:</text:p>
          </table:table-cell>
          <table:table-cell office:value-type="float" office:value="0.797232683112718">
            <text:p>0.8</text:p>
          </table:table-cell>
          <table:table-cell office:value-type="string">
            <text:p>LifeDiff:</text:p>
          </table:table-cell>
          <table:table-cell office:value-type="float" office:value="48.0353761366991">
            <text:p>48.04</text:p>
          </table:table-cell>
          <table:table-cell office:value-type="string">
            <text:p>Best:</text:p>
          </table:table-cell>
          <table:table-cell office:value-type="float" office:value="10.2764587194988">
            <text:p>10.28</text:p>
          </table:table-cell>
          <table:table-cell office:value-type="float" office:value="10.94">
            <text:p>10.94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85:</text:p>
          </table:table-cell>
          <table:table-cell office:value-type="float" office:value="0.713105158265464">
            <text:p>0.71</text:p>
          </table:table-cell>
          <table:table-cell office:value-type="string">
            <text:p>LifeDiff:</text:p>
          </table:table-cell>
          <table:table-cell office:value-type="float" office:value="61.4312267897039">
            <text:p>61.43</text:p>
          </table:table-cell>
          <table:table-cell office:value-type="string">
            <text:p>Best:</text:p>
          </table:table-cell>
          <table:table-cell office:value-type="float" office:value="9.45201124329265">
            <text:p>9.45</text:p>
          </table:table-cell>
          <table:table-cell office:value-type="float" office:value="10.78">
            <text:p>10.78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1">
          <table:table-cell office:value-type="string">
            <text:p>86:</text:p>
          </table:table-cell>
          <table:table-cell office:value-type="float" office:value="0.662102668384726">
            <text:p>0.66</text:p>
          </table:table-cell>
          <table:table-cell office:value-type="string">
            <text:p>LifeDiff:</text:p>
          </table:table-cell>
          <table:table-cell office:value-type="float" office:value="61.30579197924">
            <text:p>61.31</text:p>
          </table:table-cell>
          <table:table-cell office:value-type="string">
            <text:p>Best:</text:p>
          </table:table-cell>
          <table:table-cell office:value-type="float" office:value="11.6378883696169">
            <text:p>11.64</text:p>
          </table:table-cell>
          <table:table-cell office:value-type="float" office:value="10.78">
            <text:p>10.78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87:</text:p>
          </table:table-cell>
          <table:table-cell office:value-type="float" office:value="0.72161635581575">
            <text:p>0.72</text:p>
          </table:table-cell>
          <table:table-cell office:value-type="string">
            <text:p>LifeDiff:</text:p>
          </table:table-cell>
          <table:table-cell office:value-type="float" office:value="57.6333881335068">
            <text:p>57.63</text:p>
          </table:table-cell>
          <table:table-cell office:value-type="string">
            <text:p>Best:</text:p>
          </table:table-cell>
          <table:table-cell office:value-type="float" office:value="10.5709154917293">
            <text:p>10.57</text:p>
          </table:table-cell>
          <table:table-cell office:value-type="float" office:value="10.78">
            <text:p>10.78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88:</text:p>
          </table:table-cell>
          <table:table-cell office:value-type="float" office:value="0.671350390281764">
            <text:p>0.67</text:p>
          </table:table-cell>
          <table:table-cell office:value-type="string">
            <text:p>LifeDiff:</text:p>
          </table:table-cell>
          <table:table-cell office:value-type="float" office:value="61.3802337104564">
            <text:p>61.38</text:p>
          </table:table-cell>
          <table:table-cell office:value-type="string">
            <text:p>Best:</text:p>
          </table:table-cell>
          <table:table-cell office:value-type="float" office:value="11.20478636196">
            <text:p>11.2</text:p>
          </table:table-cell>
          <table:table-cell office:value-type="float" office:value="10.78">
            <text:p>10.78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89:</text:p>
          </table:table-cell>
          <table:table-cell office:value-type="float" office:value="0.765320606485213">
            <text:p>0.77</text:p>
          </table:table-cell>
          <table:table-cell office:value-type="string">
            <text:p>LifeDiff:</text:p>
          </table:table-cell>
          <table:table-cell office:value-type="float" office:value="58.2350495874953">
            <text:p>58.24</text:p>
          </table:table-cell>
          <table:table-cell office:value-type="string">
            <text:p>Best:</text:p>
          </table:table-cell>
          <table:table-cell office:value-type="float" office:value="10.8654999913361">
            <text:p>10.87</text:p>
          </table:table-cell>
          <table:table-cell office:value-type="float" office:value="10.78">
            <text:p>10.78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90:</text:p>
          </table:table-cell>
          <table:table-cell office:value-type="float" office:value="0.72077876640801">
            <text:p>0.72</text:p>
          </table:table-cell>
          <table:table-cell office:value-type="string">
            <text:p>LifeDiff:</text:p>
          </table:table-cell>
          <table:table-cell office:value-type="float" office:value="58.5859193381909">
            <text:p>58.59</text:p>
          </table:table-cell>
          <table:table-cell office:value-type="string">
            <text:p>Best:</text:p>
          </table:table-cell>
          <table:table-cell office:value-type="float" office:value="10.9366978642421">
            <text:p>10.94</text:p>
          </table:table-cell>
          <table:table-cell office:value-type="float" office:value="10.78">
            <text:p>10.78</text:p>
          </table:table-cell>
          <table:table-cell office:value-type="float" office:value="91">
            <text:p>9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6/05/2011</text:date>, <text:time>12:3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ros </meta:initial-creator>
    <meta:creation-date>2011-06-05T11:22:06</meta:creation-date>
    <dc:date>2011-06-05T12:36:16</dc:date>
    <dc:creator>uros </dc:creator>
    <meta:editing-duration>PT00H43M50S</meta:editing-duration>
    <meta:editing-cycles>1</meta:editing-cycles>
    <meta:document-statistic meta:table-count="3" meta:cell-count="730" meta:object-count="2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chart-properties chart:symbol-type="none"/>
      <style:graphic-properties draw:stroke="dash" draw:stroke-dash="Ultrafine_20_Dashed" svg:stroke-width="0.051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379cm" svg:height="6.987cm" chart:class="chart:line" chart:style-name="ch1">
        <chart:legend chart:legend-position="end" svg:x="15.486cm" svg:y="2.677cm" chart:style-name="ch2"/>
        <chart:plot-area chart:style-name="ch3" table:cell-range-address="Sheet1.F1:Sheet1.G91" svg:x="0.407cm" svg:y="0.139cm" svg:width="14.673cm" svg:height="6.5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91" chart:class="chart:line">
            <chart:regression-curve chart:style-name="ch7"/>
            <chart:data-point chart:repeated="91"/>
          </chart:series>
          <chart:series chart:style-name="ch8" chart:values-cell-range-address="Sheet1.G1:Sheet1.G91" chart:class="chart:line">
            <chart:data-point chart:repeated="9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099037489803">
                <text:p text:id="Sheet1.F1:Sheet1.F91">31.6099037489803</text:p>
              </table:table-cell>
              <table:table-cell office:value-type="float" office:value="31.61">
                <text:p text:id="Sheet1.G1:Sheet1.G91">31.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052256725766">
                <text:p>28.5052256725766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097229779848">
                <text:p>22.3097229779848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.8631992913971">
                <text:p>21.8631992913971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5671116490947">
                <text:p>23.5671116490947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321361456255">
                <text:p>21.8321361456255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92787646036">
                <text:p>20.92787646036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0885720341713">
                <text:p>22.0885720341713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6798137549885">
                <text:p>22.6798137549885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7406980987962">
                <text:p>22.7406980987962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776800575317">
                <text:p>20.776800575317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3220884788419">
                <text:p>20.322088478841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.0315981158963">
                <text:p>22.031598115896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461585657491">
                <text:p>21.746158565749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6966856295033">
                <text:p>21.696685629503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6343629523446">
                <text:p>20.634362952344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.7244439157326">
                <text:p>20.724443915732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2848329609147">
                <text:p>21.284832960914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8841169249092">
                <text:p>20.884116924909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1700216368998">
                <text:p>21.170021636899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9023270055013">
                <text:p>20.902327005501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3647755046894">
                <text:p>20.364775504689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2864175918876">
                <text:p>21.286417591887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8099018858364">
                <text:p>20.809901885836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185153029855">
                <text:p>24.018515302985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.8756143807174">
                <text:p>20.875614380717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55060287104">
                <text:p>22.55506028710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785091482551">
                <text:p>22.878509148255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1077605070834">
                <text:p>22.107760507083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2147518419739">
                <text:p>23.214751841973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1481978114809">
                <text:p>23.148197811480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3276976451528">
                <text:p>21.327697645152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5653140719296">
                <text:p>23.565314071929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.1191253611352">
                <text:p>22.119125361135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9261890478311">
                <text:p>22.926189047831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3143515153963">
                <text:p>20.3143515153963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9234926403521">
                <text:p>22.923492640352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7906993107171">
                <text:p>22.790699310717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7354520926591">
                <text:p>21.7354520926591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4040598590742">
                <text:p>22.404059859074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6229944031825">
                <text:p>17.622994403182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1810558437724">
                <text:p>20.181055843772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2251642896823">
                <text:p>17.2251642896823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6945006790884">
                <text:p>18.694500679088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.6184233742575">
                <text:p>19.6184233742575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4534304393687">
                <text:p>17.4534304393687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440537338724">
                <text:p>18.44053733872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203110354672">
                <text:p>15.5203110354672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145277582745">
                <text:p>15.5145277582745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9965685857257">
                <text:p>17.9965685857257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3704482630387">
                <text:p>14.370448263038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.4589682957315">
                <text:p>21.458968295731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9536948651852">
                <text:p>16.953694865185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890883246395">
                <text:p>19.189088324639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74733112809">
                <text:p>17.7473311280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1177779428158">
                <text:p>16.117777942815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8141348940756">
                <text:p>19.814134894075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1517698482254">
                <text:p>19.151769848225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2420506748146">
                <text:p>19.242050674814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2476171979822">
                <text:p>19.247617197982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986654293621">
                <text:p>16.198665429362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7122529271603">
                <text:p>18.712252927160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9697387185047">
                <text:p>17.969738718504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871128451782">
                <text:p>15.687112845178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3822239053695">
                <text:p>16.382223905369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7697177548847">
                <text:p>17.769717754884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5401462461501">
                <text:p>19.540146246150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0922570870872">
                <text:p>19.092257087087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7031546030891">
                <text:p>19.703154603089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7075106544564">
                <text:p>9.707510654456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8209172267484">
                <text:p>11.820917226748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537804278541">
                <text:p>10.553780427854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5849064601459">
                <text:p>10.584906460145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7191312909667">
                <text:p>10.719131290966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3136684137389">
                <text:p>10.313668413738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841879700526">
                <text:p>12.484187970052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1541234154218">
                <text:p>10.154123415421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2314287395705">
                <text:p>11.231428739570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1847412328439">
                <text:p>11.184741232843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2884285789558">
                <text:p>10.288428578955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7919360642075">
                <text:p>11.791936064207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92595457612652">
                <text:p>9.9259545761265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8456694900211">
                <text:p>12.845669490021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1231339490543">
                <text:p>11.123133949054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2764587194988">
                <text:p>10.276458719498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45201124329265">
                <text:p>9.45201124329265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6378883696169">
                <text:p>11.637888369616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5709154917293">
                <text:p>10.5709154917293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20478636196">
                <text:p>11.20478636196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654999913361">
                <text:p>10.8654999913361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9366978642421">
                <text:p>10.9366978642421</text:p>
              </table:table-cell>
              <table:table-cell office:value-type="float" office:value="10.78">
                <text:p>1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1.095cm" svg:height="6.987cm" chart:class="chart:line" chart:style-name="ch1">
        <chart:legend chart:legend-position="end" svg:x="18.728cm" svg:y="3.211cm" chart:style-name="ch2"/>
        <chart:plot-area chart:style-name="ch3" table:cell-range-address="Sheet1.G1:Sheet1.G91" svg:x="1.273cm" svg:y="0.415cm" svg:width="17.886cm" svg:height="6.56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91" chart:class="chart:line">
            <chart:data-point chart:repeated="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1">
                <text:p text:id="Sheet1.G1:Sheet1.G91">31.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52">
                <text:p>28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31">
                <text:p>22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715">
                <text:p>2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83">
                <text:p>21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1">
                <text:p>22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7">
                <text:p>20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78">
                <text:p>10.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78">
                <text:p>10.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